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caa9" officeooo:paragraph-rsid="0009caa9"/>
    </style:style>
    <style:style style:name="P2" style:family="paragraph" style:parent-style-name="Text_20_body">
      <style:text-properties fo:font-weight="bold" officeooo:rsid="0009caa9" officeooo:paragraph-rsid="0009caa9" style:font-weight-asian="bold" style:font-weight-complex="bold"/>
    </style:style>
    <style:style style:name="P3" style:family="paragraph" style:parent-style-name="Text_20_body" style:list-style-name="L1">
      <style:text-properties officeooo:rsid="00081f5d" officeooo:paragraph-rsid="00081f5d"/>
    </style:style>
    <style:style style:name="T1" style:family="text">
      <style:text-properties officeooo:rsid="000d7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ke Notes</text:p>
      <text:p text:style-name="Text_20_body"/>
      <text:list xml:id="list3591489531958722780" text:style-name="L1">
        <text:list-item>
          <text:p text:style-name="P3">In top directory copy the file Makefile </text:p>
        </text:list-item>
      </text:list>
      <text:p text:style-name="P2">==================== <text:s text:c="2"/>Top Makefile ========================</text:p>
      <text:p text:style-name="P1">base_dir=/<text:span text:style-name="T1">XXX</text:span>/baseLibs</text:p>
      <text:p text:style-name="P1">inc_dir=$(base_dir)/inc</text:p>
      <text:p text:style-name="P1">output_dir=$(base_dir)/output</text:p>
      <text:p text:style-name="P1">output_objdir=$(output_dir)/obj</text:p>
      <text:p text:style-name="P1">output_libdir=$(output_dir)/lib</text:p>
      <text:p text:style-name="P1">output_appdir=$(output_dir)/app</text:p>
      <text:p text:style-name="P1"/>
      <text:p text:style-name="P1">SUBDIRS=src</text:p>
      <text:p text:style-name="P1"/>
      <text:p text:style-name="P1">top_makefile=$(base_dir)/Makefile</text:p>
      <text:p text:style-name="P1"/>
      <text:p text:style-name="P1">CC=gcc</text:p>
      <text:p text:style-name="P1">CFLAGS= -O2</text:p>
      <text:p text:style-name="P1">CFLAGS_DEBUG= -g</text:p>
      <text:p text:style-name="P1">INC=-I$(inc_dir)</text:p>
      <text:p text:style-name="P1">AR=ar</text:p>
      <text:p text:style-name="P1"/>
      <text:p text:style-name="P1">export base_dir</text:p>
      <text:p text:style-name="P1">export inc_dir</text:p>
      <text:p text:style-name="P1">export output_dir</text:p>
      <text:p text:style-name="P1">export output_objdir</text:p>
      <text:p text:style-name="P1">export output_libdir</text:p>
      <text:p text:style-name="P1">export output_appdir</text:p>
      <text:p text:style-name="P1">export top_makefile</text:p>
      <text:p text:style-name="P1">export CFLAGS</text:p>
      <text:p text:style-name="P1">export INC</text:p>
      <text:p text:style-name="P1"><text:soft-page-break/>export CFLAGS_DEBUG</text:p>
      <text:p text:style-name="P1"/>
      <text:p text:style-name="P1">.PHONY: all clean cleanAll</text:p>
      <text:p text:style-name="P1"/>
      <text:p text:style-name="P1">all:</text:p>
      <text:p text:style-name="P1"><text:s text:c="4"/>@for d in $(SUBDIRS) ; do <text:s text:c="2"/>\</text:p>
      <text:p text:style-name="P1"><text:s text:c="8"/>make -C $$d all; \</text:p>
      <text:p text:style-name="P1"><text:s text:c="4"/>done</text:p>
      <text:p text:style-name="P1"/>
      <text:p text:style-name="P1">debug:</text:p>
      <text:p text:style-name="P1"><text:s text:c="4"/>@for d in $(SUBDIRS) ; do <text:s text:c="2"/>\</text:p>
      <text:p text:style-name="P1"><text:s text:c="8"/>make -C $$d debug; \</text:p>
      <text:p text:style-name="P1"><text:s text:c="4"/>done</text:p>
      <text:p text:style-name="P1"/>
      <text:p text:style-name="P1"/>
      <text:p text:style-name="P1">clean:</text:p>
      <text:p text:style-name="P1"><text:s text:c="4"/>@for d in $(SUBDIRS) ; do <text:s text:c="2"/>\</text:p>
      <text:p text:style-name="P1"><text:s text:c="8"/>#echo "DIR: $$d DIR"; \</text:p>
      <text:p text:style-name="P1"><text:s text:c="8"/>make -C $$d clean; \</text:p>
      <text:p text:style-name="P1"><text:s text:c="4"/>done</text:p>
      <text:p text:style-name="P2">==================== <text:s text:c="2"/>Top Makefile end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0:13:17.063218574</meta:creation-date>
    <dc:date>2017-10-26T20:46:53.329525249</dc:date>
    <meta:editing-duration>PT9M1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104" meta:character-count="884" meta:non-whitespace-character-count="755"/>
  </office:meta>
</office:document-meta>
</file>